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none" style:horizontal-rel="paragraph" style:vertical-rel="paragraph" style:horizontal-pos="from-left" style:vertical-pos="from-top" style:mirror="horizontal"/>
    </style:style>
    <style:style style:family="graphic" style:name="a2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63360" draw:style-name="a0" draw:name="Picture 1" text:anchor-type="paragraph" svg:x="-0.06667in" svg:y="2.7in" svg:width="6.5in" svg:height="1.95694in" style:rel-width="scale" style:rel-height="scale"><draw:image xlink:href="media/image1.png" xlink:type="simple" xlink:show="embed" xlink:actuate="onLoad"/><svg:title/><svg:desc>A drawing of a curved object

AI-generated content may be incorrect.</svg:desc></draw:frame><draw:frame draw:z-index="251661312" draw:style-name="a1" draw:name="Picture 1" text:anchor-type="paragraph" svg:x="0in" svg:y="0.35in" svg:width="6.5in" svg:height="2.05139in" style:rel-width="scale" style:rel-height="scale"><draw:image xlink:href="media/image2.png" xlink:type="simple" xlink:show="embed" xlink:actuate="onLoad"/><svg:title/><svg:desc>A blue sports car with a person in the back

AI-generated content may be incorrect.</svg:desc></draw:frame><draw:frame draw:z-index="251659264" draw:style-name="a2" draw:name="Picture 1" text:anchor-type="paragraph" svg:x="0in" svg:y="0.35in" svg:width="6.5in" svg:height="1.85417in" style:rel-width="scale" style:rel-height="scale"><draw:image xlink:href="media/image3.png" xlink:type="simple" xlink:show="embed" xlink:actuate="onLoad"/><svg:title/><svg:desc>A drawing of a half circle

AI-generated content may be incorrect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rios Iosif</meta:initial-creator>
    <dc:creator>Marios Iosif</dc:creator>
    <meta:creation-date>2025-04-06T09:57:00Z</meta:creation-date>
    <dc:date>2025-04-06T10:08:00Z</dc:date>
    <meta:template xlink:href="Normal.dotm" xlink:type="simple"/>
    <meta:editing-cycles>2</meta:editing-cycles>
    <meta:editing-duration>PT660S</meta:editing-duration>
    <meta:document-statistic meta:page-count="1" meta:paragraph-count="1" meta:word-count="0" meta:character-count="3" meta:row-count="1" meta:non-whitespace-character-count="3"/>
  </office:meta>
</office:document-meta>
</file>